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16000001E6F249532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65cm" fo:min-width="5.8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65cm" fo:min-width="2.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alibri"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text-align="start"/>
      <style:text-properties style:font-name="Calibri"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Calibri" fo:font-weight="bold" style:font-weight-asian="bold" style:font-weight-complex="bold"/>
    </style:style>
    <style:style style:name="T2" style:family="text">
      <style:text-properties style:text-position="super 58%" style:font-name="Calibri" fo:font-weight="bold" style:font-weight-asian="bold" style:font-weight-complex="bold"/>
    </style:style>
    <style:style style:name="T3" style:family="text">
      <style:text-properties style:text-position="0% 100%" style:font-name="Calibri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.109cm" svg:height="13.6cm" svg:x="-0.65cm" svg:y="0cm">
          <draw:image xlink:href="Pictures/1000000000000316000001E6F2495324.png" xlink:type="simple" xlink:show="embed" xlink:actuate="onLoad">
            <text:p/>
          </draw:image>
        </draw:frame>
        <draw:custom-shape draw:style-name="gr2" draw:text-style-name="P2" draw:layer="layout" svg:width="6.3cm" svg:height="0.9cm" svg:x="1cm" svg:y="0.5cm">
          <text:p text:style-name="P2"><text:span text:style-name="T1">Rate vs Concentration Grap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9cm" draw:transform="rotate (1.57201805727129) translate (-0.096cm 8.102cm)">
          <text:p text:style-name="P3"><text:span text:style-name="T1">(ml s</text:span><text:span text:style-name="T2">-1</text:span><text:span text:style-name="T3">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4-16T18:40:13.410000000</dc:date>
    <meta:editing-duration>PT3H14M58S</meta:editing-duration>
    <meta:editing-cycles>45</meta:editing-cycles>
    <meta:generator>LibreOffice/4.3.2.2$Windows_x86 LibreOffice_project/edfb5295ba211bd31ad47d0bad0118690f76407d</meta:generator>
    <meta:document-statistic meta:object-count="3"/>
  </office:meta>
</office:document-meta>
</file>